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Source Code Pro', 'Liberation Mono', 'Courier New', Courier, monospace"/>
    <style:font-face style:name="Lohit Devanagari2" svg:font-family="'Lohit Devanagari'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  <style:text-properties fo:color="#3f5fbf" style:font-name="Liberation Serif" fo:font-size="10pt" officeooo:paragraph-rsid="00193784" style:font-size-asian="10pt"/>
    </style:style>
    <style:style style:name="P2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0pt" officeooo:paragraph-rsid="00193784" style:font-size-asian="10pt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Liberation Serif" officeooo:paragraph-rsid="0019378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weight-complex="normal"/>
    </style:style>
    <style:style style:name="P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78372" style:font-size-asian="10pt"/>
    </style:style>
    <style:style style:name="P7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style:font-size-asian="10pt"/>
    </style:style>
    <style:style style:name="P8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d3362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weight="normal" officeooo:paragraph-rsid="00178372" style:font-weight-asian="normal" style:font-weight-complex="normal"/>
    </style:style>
    <style:style style:name="P10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Liberation Serif" officeooo:paragraph-rsid="00178372"/>
    </style:style>
    <style:style style:name="P11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78372"/>
    </style:style>
    <style:style style:name="P12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1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d3362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d3362"/>
    </style:style>
    <style:style style:name="P15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17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18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paragraph-rsid="00178372" style:font-size-asian="10pt" style:font-weight-asian="normal" style:font-size-complex="10.5pt" style:font-weight-complex="normal"/>
    </style:style>
    <style:style style:name="P19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Liberation Serif" fo:font-size="10pt" fo:font-weight="bold" officeooo:paragraph-rsid="00178372" style:font-size-asian="10pt" style:font-weight-asian="bold" style:font-size-complex="10.5pt" style:font-weight-complex="bold"/>
    </style:style>
    <style:style style:name="P20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bold" officeooo:paragraph-rsid="00178372" style:font-size-asian="10pt" style:font-weight-asian="bold" style:font-size-complex="10.5pt" style:font-weight-complex="bold"/>
    </style:style>
    <style:style style:name="P21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.5pt" fo:font-weight="normal" officeooo:paragraph-rsid="00178372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.5pt" fo:font-weight="normal" officeooo:paragraph-rsid="0022e54c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weight="normal" officeooo:rsid="004521fe" officeooo:paragraph-rsid="00178372" style:font-weight-asian="normal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weight="normal" officeooo:paragraph-rsid="00178372" style:font-weight-asian="normal" style:font-weight-complex="normal"/>
    </style:style>
    <style:style style:name="P25" style:family="paragraph" style:parent-style-name="Standard" style:list-style-name="L4">
      <style:paragraph-properties fo:margin-top="0.101cm" fo:margin-bottom="0.199cm" loext:contextual-spacing="false" fo:line-height="100%"/>
      <style:text-properties fo:font-variant="normal" fo:text-transform="none" fo:color="#3f5fbf" style:font-name="Liberation Serif" fo:font-size="10pt" fo:letter-spacing="normal" fo:font-style="normal" fo:font-weight="normal" officeooo:paragraph-rsid="00193784" style:font-size-asian="10pt" style:font-weight-asian="bold" style:font-size-complex="10.5pt" style:font-weight-complex="bold"/>
    </style:style>
    <style:style style:name="P26" style:family="paragraph" style:parent-style-name="Standard">
      <style:paragraph-properties fo:margin-top="0.101cm" fo:margin-bottom="0.199cm" loext:contextual-spacing="false" fo:line-height="100%" fo:text-align="start" style:justify-single-word="false"/>
      <style:text-properties style:font-name="Liberation Serif" fo:font-size="10pt" officeooo:rsid="002d4284" officeooo:paragraph-rsid="002d4284" style:font-size-asian="10pt" style:font-size-complex="10pt"/>
    </style:style>
    <style:style style:name="P27" style:family="paragraph" style:parent-style-name="Standard">
      <style:paragraph-properties fo:margin-top="0.101cm" fo:margin-bottom="0.199cm" loext:contextual-spacing="false" fo:line-height="100%"/>
      <style:text-properties style:font-name="Liberation Serif"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top="0.101cm" fo:margin-bottom="0.199cm" loext:contextual-spacing="false" fo:line-height="100%"/>
      <style:text-properties style:font-name="Liberation Serif"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30" style:family="paragraph" style:parent-style-name="Standard">
      <style:paragraph-properties fo:margin-top="0.101cm" fo:margin-bottom="0.199cm" loext:contextual-spacing="false" fo:line-height="100%"/>
      <style:text-properties fo:color="#7f0055" style:font-name="Liberation Serif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31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0pt" fo:font-weight="normal" officeooo:paragraph-rsid="00178372" style:font-size-asian="10pt" style:font-weight-asian="normal" style:font-size-complex="10.5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35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6" style:family="paragraph" style:parent-style-name="Text_20_body" style:list-style-name="L5">
      <style:paragraph-properties fo:margin-top="0.101cm" fo:margin-bottom="0.199cm" loext:contextual-spacing="false" fo:line-height="100%"/>
      <style:text-properties fo:color="#7f0055" style:font-name="Liberation Serif" fo:font-size="10pt" fo:font-weight="bold" officeooo:paragraph-rsid="001ca130" style:font-size-asian="10pt" style:font-weight-asian="bold" style:font-size-complex="10.5pt" style:font-weight-complex="bold"/>
    </style:style>
    <style:style style:name="P37" style:family="paragraph" style:parent-style-name="Text_20_body">
      <style:paragraph-properties fo:margin-top="0.101cm" fo:margin-bottom="0.199cm" loext:contextual-spacing="false" fo:line-height="100%"/>
      <style:text-properties style:font-name="Consolas2" fo:font-size="10.5pt" fo:font-weight="bold" officeooo:paragraph-rsid="00178372" style:font-size-asian="10.5pt" style:font-weight-asian="bold" style:font-size-complex="10.5pt" style:font-weight-complex="bold"/>
    </style:style>
    <style:style style:name="P3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39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40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4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5c7cf" officeooo:paragraph-rsid="00178372" style:font-size-asian="10.5pt" style:font-size-complex="10.5pt"/>
    </style:style>
    <style:style style:name="P42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officeooo:rsid="00171f16" officeooo:paragraph-rsid="00178372" style:font-size-asian="10.5pt" style:font-size-complex="10.5pt"/>
    </style:style>
    <style:style style:name="P43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71f16" officeooo:paragraph-rsid="00178372" style:font-size-asian="10.5pt" style:font-size-complex="10.5pt"/>
    </style:style>
    <style:style style:name="P4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0c89" officeooo:paragraph-rsid="00178372" style:font-size-asian="10.5pt" style:font-size-complex="10.5pt"/>
    </style:style>
    <style:style style:name="P4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3ad1d8" officeooo:paragraph-rsid="00178372" style:font-size-asian="10.5pt" style:font-size-complex="10.5pt"/>
    </style:style>
    <style:style style:name="P4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4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4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4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51f78c" officeooo:paragraph-rsid="00178372" style:font-size-asian="10.5pt" style:font-size-complex="10.5pt"/>
    </style:style>
    <style:style style:name="P50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officeooo:rsid="001c288c" officeooo:paragraph-rsid="00178372" style:font-size-asian="10.5pt" style:font-size-complex="10.5pt"/>
    </style:style>
    <style:style style:name="P5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c288c" officeooo:paragraph-rsid="00178372" style:font-size-asian="10.5pt" style:font-size-complex="10.5pt"/>
    </style:style>
    <style:style style:name="P5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1c1ca" officeooo:paragraph-rsid="00178372" style:font-size-asian="10.5pt" style:font-size-complex="10.5pt"/>
    </style:style>
    <style:style style:name="P53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5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55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56" style:family="paragraph" style:parent-style-name="Text_20_body" style:list-style-name="L3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57" style:family="paragraph" style:parent-style-name="Text_20_body" style:list-style-name="L4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58" style:family="paragraph" style:parent-style-name="Text_20_body" style:list-style-name="L5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ca130" style:font-size-asian="10.5pt" style:font-weight-asian="bold" style:font-size-complex="10.5pt" style:font-weight-complex="bold"/>
    </style:style>
    <style:style style:name="P59" style:family="paragraph" style:parent-style-name="Text_20_body" style:list-style-name="L5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22e54c" style:font-size-asian="10.5pt" style:font-weight-asian="bold" style:font-size-complex="10.5pt" style:font-weight-complex="bold"/>
    </style:style>
    <style:style style:name="P6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bold" officeooo:rsid="0011e049" officeooo:paragraph-rsid="00178372" style:font-size-asian="10.5pt" style:font-weight-asian="bold" style:font-size-complex="10.5pt" style:font-weight-complex="bold"/>
    </style:style>
    <style:style style:name="P6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6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63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6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6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6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1469e9" officeooo:paragraph-rsid="00178372" style:font-size-asian="10.5pt" style:font-weight-asian="normal" style:font-size-complex="10.5pt" style:font-weight-complex="normal"/>
    </style:style>
    <style:style style:name="P6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6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6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fo:font-weight="bold" officeooo:paragraph-rsid="00178372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fo:font-weight="normal" officeooo:rsid="002e6fb2" officeooo:paragraph-rsid="002e6fb2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margin-top="0.101cm" fo:margin-bottom="0.199cm" loext:contextual-spacing="false" fo:line-height="100%"/>
      <style:text-properties style:font-name="Liberation Serif" officeooo:paragraph-rsid="002d4284"/>
    </style:style>
    <style:style style:name="P72" style:family="paragraph" style:parent-style-name="Text_20_body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73" style:family="paragraph" style:parent-style-name="Text_20_body" style:list-style-name="L3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74" style:family="paragraph" style:parent-style-name="Text_20_body" style:list-style-name="L4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1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2" style:family="text">
      <style:text-properties fo:color="#000000" style:font-name="Consolas" fo:font-size="10pt" style:font-size-asian="10pt"/>
    </style:style>
    <style:style style:name="T33" style:family="text">
      <style:text-properties fo:color="#000000" style:font-name="Consolas" fo:font-size="10pt" officeooo:rsid="00374cc0" style:font-size-asian="10pt"/>
    </style:style>
    <style:style style:name="T34" style:family="text">
      <style:text-properties fo:color="#000000" style:font-name="Consolas" fo:font-size="10pt" officeooo:rsid="004338d3" style:font-size-asian="10pt"/>
    </style:style>
    <style:style style:name="T35" style:family="text">
      <style:text-properties fo:color="#000000" style:font-name="Consolas" fo:font-size="10pt" officeooo:rsid="005a8193" style:font-size-asian="10pt"/>
    </style:style>
    <style:style style:name="T36" style:family="text">
      <style:text-properties fo:color="#000000" style:font-name="Consolas" fo:font-size="10pt" officeooo:rsid="0053b4f7" style:font-size-asian="10pt"/>
    </style:style>
    <style:style style:name="T37" style:family="text">
      <style:text-properties fo:color="#000000" style:font-name="Consolas" fo:font-size="10pt" officeooo:rsid="001d3362" style:font-size-asian="10pt"/>
    </style:style>
    <style:style style:name="T38" style:family="text">
      <style:text-properties fo:color="#000000" style:font-name="Consolas" fo:font-size="10pt" style:font-size-asian="10pt"/>
    </style:style>
    <style:style style:name="T39" style:family="text">
      <style:text-properties fo:color="#000000" style:font-name="Consolas" fo:font-size="10pt" officeooo:rsid="00255636" style:font-size-asian="10pt"/>
    </style:style>
    <style:style style:name="T40" style:family="text">
      <style:text-properties fo:color="#000000" style:font-name="Consolas" fo:font-size="10pt" officeooo:rsid="002d4284" style:font-size-asian="10pt"/>
    </style:style>
    <style:style style:name="T41" style:family="text">
      <style:text-properties fo:color="#000000" style:font-name="Consolas" fo:font-size="10pt" officeooo:rsid="002d4284" style:font-size-asian="10pt" style:font-size-complex="10pt"/>
    </style:style>
    <style:style style:name="T4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3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5" style:family="text">
      <style:text-properties fo:color="#000000" style:font-name="Consolas" fo:font-size="10pt" fo:background-color="#d4d4d4" loext:char-shading-value="0" style:font-size-asian="10pt"/>
    </style:style>
    <style:style style:name="T46" style:family="text">
      <style:text-properties fo:color="#000000" style:font-name="Consolas" fo:font-size="10pt" officeooo:rsid="002d4284" fo:background-color="#d4d4d4" loext:char-shading-value="0" style:font-size-asian="10pt"/>
    </style:style>
    <style:style style:name="T47" style:family="text">
      <style:text-properties fo:color="#000000" style:font-name="Consolas" fo:font-size="10pt" officeooo:rsid="002d4284" fo:background-color="#d4d4d4" loext:char-shading-value="0" style:font-size-asian="10pt" style:font-size-complex="10pt"/>
    </style:style>
    <style:style style:name="T48" style:family="text">
      <style:text-properties fo:color="#000000" style:font-name="Consolas" fo:font-size="10pt" fo:font-style="italic" style:font-size-asian="10pt" style:font-style-asian="italic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officeooo:rsid="001469e9" style:font-size-asian="10pt" style:font-weight-asian="bold" style:font-size-complex="10.5pt" style:font-weight-complex="bold"/>
    </style:style>
    <style:style style:name="T51" style:family="text">
      <style:text-properties fo:color="#000000" style:font-name="Consolas" fo:font-size="10pt" fo:font-weight="bold" officeooo:rsid="00255636" style:font-size-asian="10pt" style:font-weight-asian="bold" style:font-size-complex="10.5pt" style:font-weight-complex="bold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/>
    </style:style>
    <style:style style:name="T54" style:family="text">
      <style:text-properties fo:color="#000000" fo:font-size="10pt" style:font-size-asian="10pt"/>
    </style:style>
    <style:style style:name="T55" style:family="text">
      <style:text-properties fo:color="#000000" fo:font-size="10pt" officeooo:rsid="001d3362" style:font-size-asian="10pt"/>
    </style:style>
    <style:style style:name="T56" style:family="text">
      <style:text-properties fo:color="#000000" fo:font-size="10pt" style:font-size-asian="10pt"/>
    </style:style>
    <style:style style:name="T57" style:family="text">
      <style:text-properties fo:color="#000000" fo:font-size="10pt" officeooo:rsid="00255636" style:font-size-asian="10pt"/>
    </style:style>
    <style:style style:name="T58" style:family="text">
      <style:text-properties fo:color="#000000" fo:font-size="10pt" officeooo:rsid="002d4284" style:font-size-asian="10pt" style:font-size-complex="10pt"/>
    </style:style>
    <style:style style:name="T59" style:family="text">
      <style:text-properties fo:color="#000000" fo:font-size="10pt" officeooo:rsid="00374cc0" style:font-size-asian="10pt"/>
    </style:style>
    <style:style style:name="T60" style:family="text">
      <style:text-properties fo:color="#000000" fo:font-size="10pt" officeooo:rsid="004338d3" style:font-size-asian="10pt"/>
    </style:style>
    <style:style style:name="T61" style:family="text">
      <style:text-properties fo:color="#000000" fo:font-size="10pt" officeooo:rsid="005a8193" style:font-size-asian="10pt"/>
    </style:style>
    <style:style style:name="T62" style:family="text">
      <style:text-properties fo:color="#000000" fo:font-size="10pt" officeooo:rsid="0053b4f7" style:font-size-asian="10pt"/>
    </style:style>
    <style:style style:name="T63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64" style:family="text">
      <style:text-properties fo:color="#000000" fo:font-size="10pt" style:text-underline-style="solid" style:text-underline-width="auto" style:text-underline-color="font-color" officeooo:rsid="00193784" style:font-size-asian="10pt"/>
    </style:style>
    <style:style style:name="T65" style:family="text">
      <style:text-properties fo:color="#000000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66" style:family="text">
      <style:text-properties fo:color="#000000" fo:font-size="10pt" fo:font-style="italic" style:font-size-asian="10pt" style:font-style-asian="italic"/>
    </style:style>
    <style:style style:name="T67" style:family="text">
      <style:text-properties fo:color="#000000" fo:font-size="10pt" fo:font-style="italic" style:font-size-asian="10pt" style:font-style-asian="italic"/>
    </style:style>
    <style:style style:name="T68" style:family="text">
      <style:text-properties fo:color="#000000" fo:font-size="10pt" fo:font-weight="normal" style:font-size-asian="10pt" style:font-weight-asian="normal" style:font-weight-complex="normal"/>
    </style:style>
    <style:style style:name="T69" style:family="text">
      <style:text-properties fo:color="#000000" fo:font-size="10pt" fo:font-weight="normal" style:font-size-asian="10pt" style:font-weight-asian="normal" style:font-weight-complex="normal"/>
    </style:style>
    <style:style style:name="T70" style:family="text">
      <style:text-properties fo:color="#000000" fo:font-size="10pt" fo:font-weight="normal" officeooo:rsid="002973b8" style:font-size-asian="10pt" style:font-weight-asian="normal" style:font-weight-complex="normal"/>
    </style:style>
    <style:style style:name="T71" style:family="text">
      <style:text-properties fo:color="#000000" fo:font-size="10pt" fo:background-color="#e8f2fe" loext:char-shading-value="0" style:font-size-asian="10pt"/>
    </style:style>
    <style:style style:name="T72" style:family="text">
      <style:text-properties fo:color="#000000" fo:font-size="10pt" fo:font-weight="bold" officeooo:rsid="00255636" style:font-size-asian="10pt" style:font-weight-asian="bold" style:font-size-complex="10.5pt" style:font-weight-complex="bold"/>
    </style:style>
    <style:style style:name="T73" style:family="text">
      <style:text-properties fo:color="#000000" fo:font-size="10pt" fo:font-weight="bold" officeooo:rsid="001469e9" style:font-size-asian="10pt" style:font-weight-asian="bold" style:font-size-complex="10.5pt" style:font-weight-complex="bold"/>
    </style:style>
    <style:style style:name="T74" style:family="text">
      <style:text-properties fo:color="#000000" fo:font-size="10pt" officeooo:rsid="002d4284" fo:background-color="#d4d4d4" loext:char-shading-value="0" style:font-size-asian="10pt" style:font-size-complex="10pt"/>
    </style:style>
    <style:style style:name="T75" style:family="text">
      <style:text-properties fo:color="#000000"/>
    </style:style>
    <style:style style:name="T76" style:family="text">
      <style:text-properties fo:font-style="italic" style:font-style-asian="italic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officeooo:rsid="00574aec"/>
    </style:style>
    <style:style style:name="T79" style:family="text">
      <style:text-properties fo:font-size="10pt" style:font-size-asian="10pt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font-size="10pt" officeooo:rsid="0051f78c" style:font-size-asian="10pt" style:font-size-complex="10pt"/>
    </style:style>
    <style:style style:name="T82" style:family="text">
      <style:text-properties fo:font-size="10pt" officeooo:rsid="00357c2c" style:font-size-asian="10pt" style:font-size-complex="10pt"/>
    </style:style>
    <style:style style:name="T83" style:family="text">
      <style:text-properties fo:font-size="10pt" officeooo:rsid="0065f384" style:font-size-asian="10pt"/>
    </style:style>
    <style:style style:name="T84" style:family="text">
      <style:text-properties fo:font-size="10pt" style:font-size-asian="10pt"/>
    </style:style>
    <style:style style:name="T85" style:family="text">
      <style:text-properties fo:font-size="10pt" style:font-size-asian="10pt"/>
    </style:style>
    <style:style style:name="T86" style:family="text">
      <style:text-properties fo:font-size="10pt" style:font-size-asian="10pt" style:font-size-complex="10.5pt"/>
    </style:style>
    <style:style style:name="T87" style:family="text">
      <style:text-properties fo:font-size="10pt" officeooo:rsid="005c9f70" style:font-size-asian="10pt" style:font-size-complex="10.5pt"/>
    </style:style>
    <style:style style:name="T88" style:family="text">
      <style:text-properties fo:font-size="10pt" officeooo:rsid="0039259a" style:font-size-asian="10pt" style:font-size-complex="10.5pt"/>
    </style:style>
    <style:style style:name="T89" style:family="text">
      <style:text-properties fo:font-size="10pt" officeooo:rsid="002af41d" style:font-size-asian="10pt" style:font-size-complex="10.5pt"/>
    </style:style>
    <style:style style:name="T90" style:family="text">
      <style:text-properties fo:font-size="10pt" fo:font-weight="normal" officeooo:rsid="00357c2c" style:font-size-asian="10pt" style:font-weight-asian="normal" style:font-size-complex="10pt" style:font-weight-complex="normal"/>
    </style:style>
    <style:style style:name="T91" style:family="text">
      <style:text-properties fo:font-size="10pt" fo:font-style="italic" fo:font-weight="bold" style:font-size-asian="10pt" style:font-style-asian="italic" style:font-weight-asian="bold"/>
    </style:style>
    <style:style style:name="T92" style:family="text">
      <style:text-properties fo:font-size="10pt" style:text-underline-style="solid" style:text-underline-width="auto" style:text-underline-color="font-color" style:font-size-asian="10pt"/>
    </style:style>
    <style:style style:name="T93" style:family="text">
      <style:text-properties fo:font-size="10pt" fo:font-weight="bold" officeooo:rsid="005d6d9d" style:font-size-asian="10pt" style:font-weight-asian="bold" style:font-weight-complex="bold"/>
    </style:style>
    <style:style style:name="T94" style:family="text">
      <style:text-properties fo:font-size="10pt" fo:font-weight="bold" officeooo:rsid="005ebc67" style:font-size-asian="10pt" style:font-weight-asian="bold" style:font-weight-complex="bold"/>
    </style:style>
    <style:style style:name="T95" style:family="text">
      <style:text-properties fo:font-size="10pt" fo:font-weight="bold" style:font-size-asian="10pt" style:font-weight-asian="bold" style:font-size-complex="10.5pt" style:font-weight-complex="bold"/>
    </style:style>
    <style:style style:name="T96" style:family="text">
      <style:text-properties officeooo:rsid="0051f78c"/>
    </style:style>
    <style:style style:name="T97" style:family="text">
      <style:text-properties officeooo:rsid="001ccded"/>
    </style:style>
    <style:style style:name="T98" style:family="text">
      <style:text-properties officeooo:rsid="005f8b46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001ea247"/>
    </style:style>
    <style:style style:name="T101" style:family="text">
      <style:text-properties officeooo:rsid="00337fed"/>
    </style:style>
    <style:style style:name="T102" style:family="text">
      <style:text-properties officeooo:rsid="001eb14b"/>
    </style:style>
    <style:style style:name="T103" style:family="text">
      <style:text-properties officeooo:rsid="00209e6b"/>
    </style:style>
    <style:style style:name="T104" style:family="text">
      <style:text-properties officeooo:rsid="0021c1ca"/>
    </style:style>
    <style:style style:name="T105" style:family="text">
      <style:text-properties officeooo:rsid="00357c2c"/>
    </style:style>
    <style:style style:name="T106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107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108" style:family="text">
      <style:text-properties fo:font-size="10.5pt" fo:font-weight="bold" style:font-size-asian="10.5pt" style:font-weight-asian="bold" style:font-size-complex="10.5pt" style:font-weight-complex="bold"/>
    </style:style>
    <style:style style:name="T109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110" style:family="text">
      <style:text-properties fo:color="#6a3e3e" style:font-name="Consolas" fo:font-size="10pt" style:font-size-asian="10pt"/>
    </style:style>
    <style:style style:name="T111" style:family="text">
      <style:text-properties fo:color="#6a3e3e" style:font-name="Consolas" fo:font-size="10pt" style:font-size-asian="10pt"/>
    </style:style>
    <style:style style:name="T112" style:family="text">
      <style:text-properties fo:color="#6a3e3e" style:font-name="Consolas" fo:font-size="10pt" officeooo:rsid="002d4284" style:font-size-asian="10pt"/>
    </style:style>
    <style:style style:name="T113" style:family="text">
      <style:text-properties fo:color="#6a3e3e" style:font-name="Consolas" fo:font-size="10pt" officeooo:rsid="002d4284" style:font-size-asian="10pt" style:font-size-complex="10pt"/>
    </style:style>
    <style:style style:name="T11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1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16" style:family="text">
      <style:text-properties fo:color="#6a3e3e" style:font-name="Consolas"/>
    </style:style>
    <style:style style:name="T117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118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119" style:family="text">
      <style:text-properties fo:color="#6a3e3e" fo:font-size="10pt" style:font-size-asian="10pt"/>
    </style:style>
    <style:style style:name="T120" style:family="text">
      <style:text-properties fo:color="#6a3e3e" fo:font-size="10pt" style:font-size-asian="10pt"/>
    </style:style>
    <style:style style:name="T121" style:family="text">
      <style:text-properties fo:color="#6a3e3e" fo:font-size="10pt" officeooo:rsid="002d4284" style:font-size-asian="10pt" style:font-size-complex="10pt"/>
    </style:style>
    <style:style style:name="T122" style:family="text">
      <style:text-properties fo:color="#6a3e3e" fo:font-size="10pt" fo:font-weight="normal" style:font-size-asian="10pt" style:font-weight-asian="normal" style:font-weight-complex="normal"/>
    </style:style>
    <style:style style:name="T123" style:family="text">
      <style:text-properties fo:color="#6a3e3e"/>
    </style:style>
    <style:style style:name="T124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125" style:family="text">
      <style:text-properties fo:color="#7f0055" style:font-name="Consolas" fo:font-size="10pt" fo:font-weight="bold" style:font-size-asian="10pt" style:font-weight-asian="bold"/>
    </style:style>
    <style:style style:name="T126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127" style:family="text">
      <style:text-properties fo:color="#7f0055" style:font-name="Consolas" fo:font-size="10pt" fo:font-weight="bold" officeooo:rsid="0039259a" style:font-size-asian="10pt" style:font-weight-asian="bold"/>
    </style:style>
    <style:style style:name="T128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129" style:family="text">
      <style:text-properties fo:color="#7f0055" style:font-name="Consolas" fo:font-size="10pt" fo:font-weight="bold" style:font-size-asian="10pt" style:font-weight-asian="bold"/>
    </style:style>
    <style:style style:name="T130" style:family="text">
      <style:text-properties fo:color="#7f0055" style:font-name="Consolas" fo:font-size="10pt" fo:font-weight="bold" officeooo:rsid="002d4284" style:font-size-asian="10pt" style:font-weight-asian="bold"/>
    </style:style>
    <style:style style:name="T131" style:family="text">
      <style:text-properties fo:color="#7f0055" style:font-name="Consolas" fo:font-size="10pt" fo:font-weight="bold" officeooo:rsid="002d4284" style:font-size-asian="10pt" style:font-weight-asian="bold" style:font-size-complex="10pt"/>
    </style:style>
    <style:style style:name="T13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133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134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135" style:family="text">
      <style:text-properties fo:color="#7f0055" style:font-name="Consolas" fo:font-size="10pt" style:font-size-asian="10pt"/>
    </style:style>
    <style:style style:name="T136" style:family="text">
      <style:text-properties fo:color="#7f0055" style:font-name="Consolas" fo:font-size="10pt" style:font-size-asian="10pt" style:font-weight-complex="normal"/>
    </style:style>
    <style:style style:name="T137" style:family="text">
      <style:text-properties fo:color="#7f0055" style:font-name="Consolas" fo:font-size="10pt" officeooo:rsid="00255636" style:font-size-asian="10pt"/>
    </style:style>
    <style:style style:name="T138" style:family="text">
      <style:text-properties fo:color="#7f0055" style:font-name="Consolas" fo:font-size="10pt" fo:background-color="#e8f2fe" loext:char-shading-value="0" style:font-size-asian="10pt"/>
    </style:style>
    <style:style style:name="T139" style:family="text">
      <style:text-properties fo:color="#7f0055" style:font-name="Consolas" fo:font-weight="bold" style:font-weight-asian="bold"/>
    </style:style>
    <style:style style:name="T140" style:family="text">
      <style:text-properties fo:color="#7f0055" fo:font-size="10pt" fo:font-weight="bold" style:font-size-asian="10pt" style:font-weight-asian="bold"/>
    </style:style>
    <style:style style:name="T141" style:family="text">
      <style:text-properties fo:color="#7f0055" fo:font-size="10pt" fo:font-weight="bold" style:font-size-asian="10pt" style:font-weight-asian="bold"/>
    </style:style>
    <style:style style:name="T142" style:family="text">
      <style:text-properties fo:color="#7f0055" fo:font-size="10pt" fo:font-weight="bold" officeooo:rsid="002d4284" style:font-size-asian="10pt" style:font-weight-asian="bold" style:font-size-complex="10pt"/>
    </style:style>
    <style:style style:name="T143" style:family="text">
      <style:text-properties fo:color="#7f0055" fo:font-size="10pt" fo:font-weight="bold" officeooo:rsid="00357c2c" style:font-size-asian="10pt" style:font-weight-asian="bold" style:font-weight-complex="normal"/>
    </style:style>
    <style:style style:name="T144" style:family="text">
      <style:text-properties fo:color="#7f0055" fo:font-size="10pt" fo:font-weight="bold" officeooo:rsid="0039259a" style:font-size-asian="10pt" style:font-weight-asian="bold"/>
    </style:style>
    <style:style style:name="T145" style:family="text">
      <style:text-properties fo:color="#7f0055" fo:font-size="10pt" fo:font-weight="bold" officeooo:rsid="0039259a" style:font-size-asian="10pt" style:font-weight-asian="bold" style:font-size-complex="10.5pt" style:font-weight-complex="normal"/>
    </style:style>
    <style:style style:name="T146" style:family="text">
      <style:text-properties fo:color="#7f0055" fo:font-size="10pt" fo:font-weight="bold" fo:background-color="#d4d4d4" loext:char-shading-value="0" style:font-size-asian="10pt" style:font-weight-asian="bold"/>
    </style:style>
    <style:style style:name="T147" style:family="text">
      <style:text-properties fo:color="#7f0055" fo:font-size="10pt" style:text-underline-style="solid" style:text-underline-width="auto" style:text-underline-color="font-color" fo:font-weight="bold" style:font-size-asian="10pt" style:font-weight-asian="bold"/>
    </style:style>
    <style:style style:name="T148" style:family="text">
      <style:text-properties fo:color="#7f0055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149" style:family="text">
      <style:text-properties fo:color="#7f0055" fo:font-size="10pt" style:font-size-asian="10pt" style:font-weight-complex="normal"/>
    </style:style>
    <style:style style:name="T150" style:family="text">
      <style:text-properties fo:color="#7f0055" fo:font-size="10pt" style:font-size-asian="10pt"/>
    </style:style>
    <style:style style:name="T151" style:family="text">
      <style:text-properties fo:color="#7f0055" fo:font-size="10pt" officeooo:rsid="00255636" style:font-size-asian="10pt"/>
    </style:style>
    <style:style style:name="T152" style:family="text">
      <style:text-properties fo:color="#7f0055" fo:font-size="10pt" fo:background-color="#e8f2fe" loext:char-shading-value="0" style:font-size-asian="10pt"/>
    </style:style>
    <style:style style:name="T153" style:family="text">
      <style:text-properties fo:color="#7f0055" fo:font-size="10pt" fo:font-weight="normal" style:font-size-asian="10pt" style:font-weight-asian="normal" style:font-weight-complex="normal"/>
    </style:style>
    <style:style style:name="T154" style:family="text">
      <style:text-properties fo:color="#7f0055" fo:font-weight="bold" style:font-weight-asian="bold"/>
    </style:style>
    <style:style style:name="T155" style:family="text">
      <style:text-properties fo:color="#2a00ff" style:font-name="Consolas" fo:font-size="10pt" style:font-size-asian="10pt"/>
    </style:style>
    <style:style style:name="T156" style:family="text">
      <style:text-properties fo:color="#2a00ff" style:font-name="Consolas" fo:font-size="10pt" style:font-size-asian="10pt"/>
    </style:style>
    <style:style style:name="T157" style:family="text">
      <style:text-properties fo:color="#2a00ff" fo:font-size="10pt" style:font-size-asian="10pt"/>
    </style:style>
    <style:style style:name="T158" style:family="text">
      <style:text-properties fo:color="#2a00ff" fo:font-size="10pt" style:font-size-asian="10pt"/>
    </style:style>
    <style:style style:name="T15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61" style:family="text">
      <style:text-properties fo:color="#0000c0" style:font-name="Consolas" fo:font-size="10pt" style:font-size-asian="10pt"/>
    </style:style>
    <style:style style:name="T162" style:family="text">
      <style:text-properties fo:color="#0000c0" style:font-name="Consolas" fo:font-style="italic" fo:font-weight="bold" style:font-style-asian="italic" style:font-weight-asian="bold"/>
    </style:style>
    <style:style style:name="T163" style:family="text">
      <style:text-properties fo:color="#0000c0" fo:font-size="10pt" fo:font-style="italic" fo:font-weight="bold" style:font-size-asian="10pt" style:font-style-asian="italic" style:font-weight-asian="bold"/>
    </style:style>
    <style:style style:name="T164" style:family="text">
      <style:text-properties fo:color="#0000c0" fo:font-size="10pt" fo:font-style="italic" fo:font-weight="bold" style:font-size-asian="10pt" style:font-style-asian="italic" style:font-weight-asian="bold"/>
    </style:style>
    <style:style style:name="T165" style:family="text">
      <style:text-properties fo:color="#0000c0" fo:font-size="10pt" style:font-size-asian="10pt"/>
    </style:style>
    <style:style style:name="T166" style:family="text">
      <style:text-properties fo:color="#0000c0" fo:font-style="italic" fo:font-weight="bold" style:font-style-asian="italic" style:font-weight-asian="bold"/>
    </style:style>
    <style:style style:name="T167" style:family="text">
      <style:text-properties officeooo:rsid="005a8193"/>
    </style:style>
    <style:style style:name="T168" style:family="text">
      <style:text-properties style:font-name="Consolas" fo:font-size="10pt" style:font-size-asian="10pt"/>
    </style:style>
    <style:style style:name="T169" style:family="text">
      <style:text-properties style:font-name="Consolas" fo:font-size="10pt" style:font-size-asian="10pt" style:font-size-complex="10.5pt"/>
    </style:style>
    <style:style style:name="T170" style:family="text">
      <style:text-properties style:font-name="Consolas" fo:font-size="10pt" officeooo:rsid="005c9f70" style:font-size-asian="10pt" style:font-size-complex="10.5pt"/>
    </style:style>
    <style:style style:name="T171" style:family="text">
      <style:text-properties style:font-name="Consolas" fo:font-size="10pt" officeooo:rsid="0039259a" style:font-size-asian="10pt" style:font-size-complex="10.5pt"/>
    </style:style>
    <style:style style:name="T172" style:family="text">
      <style:text-properties style:font-name="Consolas" fo:font-size="10pt" officeooo:rsid="002af41d" style:font-size-asian="10pt" style:font-size-complex="10.5pt"/>
    </style:style>
    <style:style style:name="T173" style:family="text">
      <style:text-properties style:font-name="Consolas" fo:font-size="10pt" officeooo:rsid="0065f384" style:font-size-asian="10pt"/>
    </style:style>
    <style:style style:name="T174" style:family="text">
      <style:text-properties style:font-name="Consolas" fo:font-size="10pt" style:font-size-asian="10pt"/>
    </style:style>
    <style:style style:name="T175" style:family="text">
      <style:text-properties style:font-name="Consolas" fo:font-size="10pt" style:font-size-asian="10pt"/>
    </style:style>
    <style:style style:name="T176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177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178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179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180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81" style:family="text">
      <style:text-properties fo:font-variant="normal" fo:text-transform="none" fo:color="#000000" fo:letter-spacing="normal" fo:font-style="normal" fo:font-weight="normal"/>
    </style:style>
    <style:style style:name="T182" style:family="text">
      <style:text-properties officeooo:rsid="001469e9"/>
    </style:style>
    <style:style style:name="T183" style:family="text">
      <style:text-properties fo:color="#3f5fbf" style:font-name="Consolas" fo:font-size="10pt" style:font-size-asian="10pt"/>
    </style:style>
    <style:style style:name="T184" style:family="text">
      <style:text-properties fo:color="#3f5fbf" style:font-name="Consolas" fo:font-size="10pt" officeooo:rsid="001b2468" style:font-size-asian="10pt"/>
    </style:style>
    <style:style style:name="T185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86" style:family="text">
      <style:text-properties fo:color="#3f5fbf" fo:font-size="10pt" style:font-size-asian="10pt"/>
    </style:style>
    <style:style style:name="T187" style:family="text">
      <style:text-properties fo:color="#3f5fbf" fo:font-size="10pt" officeooo:rsid="001b2468" style:font-size-asian="10pt"/>
    </style:style>
    <style:style style:name="T188" style:family="text">
      <style:text-properties fo:color="#3f5fbf" fo:font-size="10pt" style:text-underline-style="solid" style:text-underline-width="auto" style:text-underline-color="font-color" style:font-size-asian="10pt"/>
    </style:style>
    <style:style style:name="T189" style:family="text">
      <style:text-properties fo:color="#7f9fbf" style:font-name="Consolas" fo:font-size="10pt" fo:font-weight="bold" style:font-size-asian="10pt" style:font-weight-asian="bold"/>
    </style:style>
    <style:style style:name="T190" style:family="text">
      <style:text-properties fo:color="#7f9fbf" fo:font-size="10pt" fo:font-weight="bold" style:font-size-asian="10pt" style:font-weight-asian="bold"/>
    </style:style>
    <style:style style:name="T191" style:family="text">
      <style:text-properties fo:color="#3f7f5f" style:font-name="Consolas" fo:font-size="10pt" style:font-size-asian="10pt"/>
    </style:style>
    <style:style style:name="T192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93" style:family="text">
      <style:text-properties fo:color="#3f7f5f" style:font-name="Consolas" fo:font-size="10pt" style:text-underline-style="solid" style:text-underline-width="auto" style:text-underline-color="font-color" fo:font-weight="bold" officeooo:rsid="001469e9" style:font-size-asian="10pt" style:font-weight-asian="bold" style:font-size-complex="10.5pt" style:font-weight-complex="bold"/>
    </style:style>
    <style:style style:name="T194" style:family="text">
      <style:text-properties fo:color="#3f7f5f" style:font-name="Consolas" fo:font-size="10pt" fo:font-weight="bold" officeooo:rsid="001469e9" style:font-size-asian="10pt" style:font-weight-asian="bold" style:font-size-complex="10.5pt" style:font-weight-complex="bold"/>
    </style:style>
    <style:style style:name="T195" style:family="text">
      <style:text-properties fo:color="#3f7f5f" fo:font-size="10pt" style:font-size-asian="10pt"/>
    </style:style>
    <style:style style:name="T196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197" style:family="text">
      <style:text-properties fo:color="#3f7f5f" fo:font-size="10pt" style:text-underline-style="solid" style:text-underline-width="auto" style:text-underline-color="font-color" fo:font-weight="bold" officeooo:rsid="001469e9" style:font-size-asian="10pt" style:font-weight-asian="bold" style:font-size-complex="10.5pt" style:font-weight-complex="bold"/>
    </style:style>
    <style:style style:name="T198" style:family="text">
      <style:text-properties fo:color="#3f7f5f" fo:font-size="10pt" fo:font-weight="bold" officeooo:rsid="001469e9" style:font-size-asian="10pt" style:font-weight-asian="bold" style:font-size-complex="10.5pt" style:font-weight-complex="bold"/>
    </style:style>
    <style:style style:name="T199" style:family="text">
      <style:text-properties fo:color="#646464" style:font-name="Consolas" fo:font-size="10pt" style:font-size-asian="10pt"/>
    </style:style>
    <style:style style:name="T200" style:family="text">
      <style:text-properties fo:color="#646464" style:font-name="Consolas" fo:font-size="10pt" officeooo:rsid="002e6fb2" style:font-size-asian="10pt"/>
    </style:style>
    <style:style style:name="T201" style:family="text">
      <style:text-properties fo:color="#646464" style:font-name="Consolas" fo:font-size="10pt" fo:background-color="#d4d4d4" loext:char-shading-value="0" style:font-size-asian="10pt"/>
    </style:style>
    <style:style style:name="T202" style:family="text">
      <style:text-properties fo:color="#646464" style:font-name="Consolas" fo:font-size="10pt" fo:font-weight="bold" officeooo:rsid="00255636" style:font-size-asian="10pt" style:font-weight-asian="bold" style:font-size-complex="10.5pt" style:font-weight-complex="bold"/>
    </style:style>
    <style:style style:name="T203" style:family="text">
      <style:text-properties fo:color="#646464" fo:font-size="10pt" style:font-size-asian="10pt"/>
    </style:style>
    <style:style style:name="T204" style:family="text">
      <style:text-properties fo:color="#646464" fo:font-size="10pt" officeooo:rsid="002e6fb2" style:font-size-asian="10pt"/>
    </style:style>
    <style:style style:name="T205" style:family="text">
      <style:text-properties fo:color="#646464" fo:font-size="10pt" fo:background-color="#d4d4d4" loext:char-shading-value="0" style:font-size-asian="10pt"/>
    </style:style>
    <style:style style:name="T206" style:family="text">
      <style:text-properties fo:color="#646464" fo:font-size="10pt" fo:font-weight="bold" officeooo:rsid="00255636" style:font-size-asian="10pt" style:font-weight-asian="bold" style:font-size-complex="10.5pt" style:font-weight-complex="bold"/>
    </style:style>
    <style:style style:name="T207" style:family="text">
      <style:text-properties officeooo:rsid="002e6fb2"/>
    </style:style>
    <style:style style:name="T208" style:family="text">
      <style:text-properties officeooo:rsid="002ec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truttura Codice</text:p>
      <text:list xml:id="list40888140" text:style-name="L1">
        <text:list-item>
          <text:p text:style-name="P53">package</text:p>
        </text:list-item>
      </text:list>
      <text:p text:style-name="P41"><text:tab/>package slide3_1;</text:p>
      <text:list xml:id="list164838189955854" text:continue-numbering="true" text:style-name="L1">
        <text:list-item>
          <text:p text:style-name="P53">imports</text:p>
          <text:p text:style-name="P42">import java.util.<text:span text:style-name="T22">Arrays;</text:span></text:p>
        </text:list-item>
        <text:list-item>
          <text:p text:style-name="P53">classpath</text:p>
          <text:p text:style-name="P39">C:\Users\ADMIN\eclipse-workspace\Prove\src\slide3_1<text:span text:style-name="T23">\Persona</text:span></text:p>
          <text:p text:style-name="P39"/>
        </text:list-item>
      </text:list>
      <text:p text:style-name="P54">Ereditarietà</text:p>
      <text:p text:style-name="P43">public class Prova extends Prova1 { }</text:p>
      <text:p text:style-name="P43">Classe Prova padre, Prova1 figlia.</text:p>
      <text:p text:style-name="P4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44"/>
      <text:p text:style-name="P54"><text:span text:style-name="T21">Classi, oggetti, i</text:span>nterfacce e classi astratte</text:p>
      <text:p text:style-name="P45">public class Prova() {}</text:p>
      <text:p text:style-name="P46">Prova=new Prova(parametri costruttore); </text:p>
      <text:p text:style-name="P47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67"><text:span text:style-name="T26"><text:line-break/></text:span><text:span text:style-name="T27">public interface Prova {</text:span></text:p>
      <text:p text:style-name="P4"><text:tab/>int <text:span text:style-name="T76">VALUE</text:span> = 1;</text:p>
      <text:p text:style-name="P4"><text:tab/>void m1();</text:p>
      <text:p text:style-name="P4">}</text:p>
      <text:p text:style-name="P4"/>
      <text:p text:style-name="P4">public interface <text:span text:style-name="T77">Prova1</text:span>{</text:p>
      <text:p text:style-name="P4"><text:tab/>int <text:span text:style-name="T76">VALUE</text:span> = 2;</text:p>
      <text:p text:style-name="P4"><text:tab/>void m1();</text:p>
      <text:p text:style-name="P4">}</text:p>
      <text:p text:style-name="P4"/>
      <text:p text:style-name="P4">class Test implements Prova, Prova1{</text:p>
      <text:p text:style-name="P4"><text:tab/>public void m1()</text:p>
      <text:p text:style-name="P4"><text:tab/>{</text:p>
      <text:p text:style-name="P4"><text:tab/><text:tab/>System.<text:span text:style-name="T76">out</text:span>.println("Hello");</text:p>
      <text:p text:style-name="P4"><text:tab/><text:tab/>Test test1 = new Test();</text:p>
      <text:p text:style-name="P4"><text:tab/><text:tab/>((Prova1) test).m1();<text:tab/><text:tab/>//<text:span text:style-name="T78">stampa “Hello”</text:span></text:p>
      <text:p text:style-name="P4"><text:tab/>}</text:p>
      <text:p text:style-name="P15">}</text:p>
      <text:p text:style-name="P68"/>
      <text:p text:style-name="P48"><text:span text:style-name="T80">public abstract class </text:span><text:span text:style-name="T81">Calc{<text:line-break/>abstract void calculate();</text:span><text:span text:style-name="T96"><text:line-break/>public static void main(String [] args)</text:span></text:p>
      <text:p text:style-name="P49"><text:soft-page-break/>{<text:line-break/>System.out.println(“Calculating”);<text:line-break/>Calc x = null;<text:line-break/>x.calculate();<text:tab/><text:tab/></text:p>
      <text:p text:style-name="P49">}</text:p>
      <text:p text:style-name="P49">}</text:p>
      <text:p text:style-name="P4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46"/>
      <text:p text:style-name="P54">Visibilità</text:p>
      <text:p text:style-name="P47">private→default (o vuoto, visibile solo nel package)→protected (package e sottoclassi)→public <text:s/><text:tab/><text:line-break/>Dal più restrittivo.</text:p>
      <text:p text:style-name="P54">Linguaggi<text:span text:style-name="T21">o</text:span></text:p>
      <text:list xml:id="list3013650727" text:style-name="L2">
        <text:list-item>
          <text:p text:style-name="P55">La Sintassi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55">Controlli di Flusso</text:p>
        </text:list-item>
      </text:list>
      <text:p text:style-name="P54"><text:span text:style-name="T4"><text:tab/></text:span><text:span text:style-name="T5">boolean check</text:span><text:span text:style-name="T6">=true</text:span><text:span text:style-name="T5">;</text:span></text:p>
      <text:p text:style-name="P62"><text:tab/>if(check == true) </text:p>
      <text:p text:style-name="P62"><text:tab/>{<text:line-break/><text:tab/><text:tab/>System.out.println(“funziona”);<text:line-break/><text:tab/>}</text:p>
      <text:p text:style-name="P62"/>
      <text:list xml:id="list164839201402634" text:continue-numbering="true" text:style-name="L2">
        <text:list-header>
          <text:p text:style-name="P50">for(int i=0; i&lt;10; i++){ }<text:tab/><text:tab/><text:tab/><text:span text:style-name="T97">quando sappiamo quante volte itererà</text:span></text:p>
        </text:list-header>
      </text:list>
      <text:p text:style-name="P51"><text:tab/>while (isFull) {…}<text:tab/><text:tab/><text:tab/><text:span text:style-name="T97">esce a false</text:span></text:p>
      <text:p text:style-name="P51"><text:tab/><text:span text:style-name="T97">do (….) while (y==0);<text:tab/><text:tab/><text:tab/>quando sappiamo che itererà almeno una volta</text:span></text:p>
      <text:p text:style-name="P51"><text:tab/>for(int i : Iterator/array/arrayList)<text:tab/><text:tab/><text:span text:style-name="T97">for each – quando vogliamo far scorrere tutti i valori</text:span></text:p>
      <text:p text:style-name="P51"><text:tab/><text:span text:style-name="T98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64839432880763" text:continue-numbering="true" text:style-name="L2">
        <text:list-item>
          <text:p text:style-name="P40"><text:span text:style-name="T99">Array</text:span><text:tab/><text:tab/><text:tab/><text:tab/><text:tab/><text:span text:style-name="T100">int arrayProva []; int arrayProva [] = new int[]; Sequenza di <text:tab/><text:tab/><text:tab/><text:tab/><text:tab/>elementi</text:span></text:p>
        </text:list-item>
      </text:list>
      <text:p text:style-name="P38"><text:tab/><text:tab/><text:tab/><text:tab/><text:tab/><text:tab/><text:span text:style-name="T101">arrayProva = {1, 20, 304, 55};</text:span></text:p>
      <text:list xml:id="list164837678156926" text:continue-numbering="true" text:style-name="L2">
        <text:list-item>
          <text:p text:style-name="P40"><text:span text:style-name="T99">Enum</text:span><text:tab/><text:tab/><text:tab/><text:tab/><text:tab/><text:span text:style-name="T102">public enum sesso {M, F}<text:tab/>valori specifici</text:span></text:p>
        </text:list-item>
        <text:list-item>
          <text:p text:style-name="P40"><text:span text:style-name="T99">Annotations</text:span><text:tab/><text:tab/><text:tab/><text:tab/><text:span text:style-name="T103">@Override</text:span></text:p>
        </text:list-item>
      </text:list>
      <text:p text:style-name="P38"/>
      <text:p text:style-name="P38"/>
      <text:p text:style-name="P38"><text:soft-page-break/><text:span text:style-name="T99">La libreria Math</text:span><text:tab/><text:tab/>//<text:span text:style-name="T104">int a =Math.min(10, 5);<text:tab/><text:tab/>Math.random();<text:tab/>ritorna un double tra <text:tab/><text:tab/><text:tab/><text:tab/><text:tab/>System.out.println(a); //5<text:tab/><text:tab/>0.0 e 0.1</text:span></text:p>
      <text:p text:style-name="P52"><text:tab/><text:tab/><text:tab/><text:tab/></text:p>
      <text:p text:style-name="P54">La classe Object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54">Stringhe<text:tab/><text:tab/><text:tab/><text:span text:style-name="T7">String stringa=”ciao”;<text:tab/>String stringa = new String (“ciao”);</text:span><text:tab/></text:p>
      <text:p text:style-name="P54"><text:span text:style-name="T28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54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54">Collections<text:tab/><text:tab/><text:tab/><text:span text:style-name="T9">Collection: elementi non ordinati. Non possono avere tipi primitivi</text:span></text:p>
      <text:p text:style-name="P54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63"><text:tab/><text:tab/><text:tab/><text:tab/>}</text:p>
      <text:p text:style-name="P54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54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71"><text:span text:style-name="T108">Iterator<text:tab/><text:tab/><text:tab/><text:tab/></text:span><text:span text:style-name="T142">public</text:span><text:span text:style-name="T58"> </text:span><text:span text:style-name="T142">static</text:span><text:span text:style-name="T58"> </text:span><text:span text:style-name="T142">void</text:span><text:span text:style-name="T58"> </text:span><text:span text:style-name="T74">stampa</text:span><text:span text:style-name="T58">(Iterator&lt;String&gt; </text:span><text:span text:style-name="T121">iteratore</text:span><text:span text:style-name="T58">) </text:span></text:p>
      <text:p text:style-name="P32"><text:span text:style-name="T75"><text:tab/><text:tab/><text:tab/><text:tab/>{</text:span></text:p>
      <text:p text:style-name="P32"><text:span text:style-name="T75"><text:tab/><text:tab/><text:tab/><text:tab/><text:tab/></text:span><text:span text:style-name="T154">while</text:span><text:span text:style-name="T75">(</text:span><text:span text:style-name="T123">iteratore</text:span><text:span text:style-name="T75">.hasNext())</text:span></text:p>
      <text:p text:style-name="P32"><text:span text:style-name="T75"><text:tab/><text:tab/><text:tab/><text:tab/><text:tab/>System.</text:span><text:span text:style-name="T166">out</text:span><text:span text:style-name="T75">.println(</text:span><text:span text:style-name="T123">iteratore</text:span><text:span text:style-name="T75">.next()); </text:span></text:p>
      <text:p text:style-name="P26"><text:span text:style-name="T75"><text:tab/><text:tab/><text:tab/><text:tab/>}</text:span></text:p>
      <text:p text:style-name="P69">Foreach<text:tab/>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54"><text:span text:style-name="T80">Generics<text:tab/><text:tab/><text:tab/></text:span><text:span text:style-name="T90">List &lt;</text:span><text:span text:style-name="T82">String</text:span><text:span text:style-name="T90">&gt; a</text:span><text:span text:style-name="T14">rrListProva = new Arraylist&lt;</text:span><text:span text:style-name="T105">String</text:span><text:span text:style-name="T14">&gt;();</text:span></text:p>
      <text:p text:style-name="P54">Map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72"><text:span text:style-name="T106"><text:tab/><text:tab/><text:tab/><text:tab/>E</text:span><text:span text:style-name="T107">s. </text:span><text:span text:style-name="T70">HashMap&lt;String, Integer&gt; </text:span><text:span text:style-name="T122">mappa</text:span><text:span text:style-name="T68"> = </text:span><text:span text:style-name="T153">new</text:span><text:span text:style-name="T68"> HashMap&lt;String, <text:tab/><text:tab/><text:tab/><text:tab/><text:tab/>Integer&gt;();</text:span></text:p>
      <text:p text:style-name="P9"><text:span text:style-name="T79"><text:tab/><text:tab/><text:tab/><text:tab/>mappa.put("Elem1", 1);</text:span></text:p>
      <text:p text:style-name="P9"><text:span text:style-name="T79"><text:tab/><text:tab/><text:tab/><text:tab/>mappa.put("Elem2", 2);</text:span></text:p>
      <text:p text:style-name="P9"><text:span text:style-name="T79"><text:tab/><text:tab/><text:tab/><text:tab/>mappa.put("Elem3", 3);</text:span></text:p>
      <text:p text:style-name="P21"><text:span text:style-name="T79"><text:tab/><text:tab/><text:tab/><text:tab/>mappa.put("Elem4", 4);</text:span></text:p>
      <text:p text:style-name="P54">Le Eccezioni</text:p>
      <text:list xml:id="list3896471745" text:style-name="L3">
        <text:list-item>
          <text:p text:style-name="P56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3"><text:span text:style-name="T143">try</text:span><text:span text:style-name="T54"> </text:span></text:p>
                        </text:list-header>
                      </text:list>
                    </text:list-item>
                  </text:list>
                </text:list-item>
              </text:list>
              <text:p text:style-name="P6"><text:tab/><text:tab/><text:tab/>{</text:p>
            </text:list-item>
          </text:list>
          <text:p text:style-name="P11"><text:span text:style-name="T54"><text:tab/><text:tab/><text:tab/><text:tab/></text:span><text:span text:style-name="T140">for</text:span><text:span text:style-name="T54">(</text:span><text:span text:style-name="T140">int</text:span><text:span text:style-name="T54"> </text:span><text:span text:style-name="T119">i</text:span><text:span text:style-name="T54">=0; </text:span><text:span text:style-name="T119">i</text:span><text:span text:style-name="T54">&lt;</text:span><text:span text:style-name="T63">arrayProva</text:span><text:span text:style-name="T54">.lenght; </text:span><text:span text:style-name="T119">i</text:span><text:span text:style-name="T54">++)</text:span></text:p>
          <text:p text:style-name="P6"><text:soft-page-break/><text:tab/><text:tab/><text:tab/><text:tab/>{</text:p>
          <text:p text:style-name="P10"><text:span text:style-name="T79"><text:tab/><text:tab/><text:tab/><text:tab/><text:tab/>System.</text:span><text:span text:style-name="T91">out</text:span><text:span text:style-name="T79">.println(</text:span><text:span text:style-name="T92">arrayProva</text:span><text:span text:style-name="T79">[i]);</text:span></text:p>
          <text:p text:style-name="P6"><text:tab/><text:tab/><text:tab/><text:tab/>}</text:p>
          <text:p text:style-name="P6"><text:tab/><text:tab/><text:tab/></text:p>
          <text:p text:style-name="P6"><text:tab/><text:tab/><text:tab/>}</text:p>
          <text:p text:style-name="P11"><text:span text:style-name="T54"><text:tab/><text:tab/><text:tab/></text:span><text:span text:style-name="T140">catch</text:span><text:span text:style-name="T54">(ArrayIndexOutOfBoundsException </text:span><text:span text:style-name="T119">exc</text:span><text:span text:style-name="T54">)</text:span></text:p>
          <text:p text:style-name="P6"><text:tab/><text:tab/><text:tab/>{</text:p>
          <text:p text:style-name="P11"><text:span text:style-name="T54"><text:tab/><text:tab/><text:tab/><text:tab/></text:span><text:span text:style-name="T119">exc</text:span><text:span text:style-name="T54">.toString();</text:span></text:p>
          <text:p text:style-name="P6"><text:tab/><text:tab/><text:tab/>}</text:p>
          <text:p text:style-name="P11"><text:span text:style-name="T54"><text:tab/><text:tab/><text:tab/></text:span><text:span text:style-name="T140">finally</text:span><text:span text:style-name="T54"> <text:line-break/><text:tab/><text:tab/><text:tab/></text:span><text:span text:style-name="T59">{</text:span></text:p>
          <text:p text:style-name="P11"><text:span text:style-name="T54"><text:tab/><text:tab/><text:tab/><text:tab/></text:span><text:span text:style-name="T60">System.out.println(“Esegue in ogni caso”);</text:span></text:p>
          <text:list text:continue-numbering="true">
            <text:list-header>
              <text:p text:style-name="P19"><text:tab/><text:tab/>}</text:p>
            </text:list-header>
          </text:list>
        </text:list-item>
      </text:list>
      <text:p text:style-name="P20"/>
      <text:p text:style-name="P20"/>
      <text:list xml:id="list164839193450832" text:continue-numbering="true" text:style-name="L3">
        <text:list-item>
          <text:p text:style-name="P56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64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30">CHECKED: </text:p>
      <text:p text:style-name="P27"><text:span text:style-name="T61">public class esempio{</text:span><text:span text:style-name="T144"><text:line-break/></text:span><text:span text:style-name="T62">public static void m1() throws Exception { throw new Exception();}<text:line-break/></text:span><text:span text:style-name="T144"><text:line-break/></text:span><text:span text:style-name="T54">public </text:span><text:span text:style-name="T62">static void main(String [] args) throws Exception{<text:line-break/><text:tab/>try{<text:line-break/><text:tab/><text:tab/>m1();<text:line-break/><text:tab/><text:tab/>System.out.println(“A”);</text:span></text:p>
      <text:p text:style-name="P16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65"><text:tab/>}<text:line-break/><text:span text:style-name="T167">}</text:span></text:p>
      <text:p text:style-name="P29"><text:span text:style-name="T148">UNCHECKED</text:span><text:span text:style-name="T145">: </text:span></text:p>
      <text:p text:style-name="P23"><text:span text:style-name="T87">public class </text:span><text:span text:style-name="T88">W</text:span><text:span text:style-name="T86">arningVeloxMin extends RuntimeException{..}</text:span></text:p>
      <text:p text:style-name="P24"><text:span text:style-name="T89">public String diminuisciVelocita(int velox) throws WarningVeloxMin</text:span><text:span text:style-name="T79">{</text:span></text:p>
      <text:p text:style-name="P5"><text:tab/><text:tab/>if((velocita-velox)&lt;=0)</text:p>
      <text:p text:style-name="P5"><text:tab/><text:tab/>{</text:p>
      <text:p text:style-name="P5"><text:tab/><text:tab/><text:tab/>throw new WarningVeloxMin("Attenzione! Raggiunta velocita minima")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velocita-=velox;</text:p>
      <text:p text:style-name="P5"><text:tab/><text:tab/><text:tab/>return "Velocita' modificata";</text:p>
      <text:p text:style-name="P5"><text:tab/><text:tab/>}</text:p>
      <text:p text:style-name="P17"><text:tab/>}</text:p>
      <text:list xml:id="list164839053022893" text:continue-numbering="true" text:style-name="L3">
        <text:list-header>
          <text:p text:style-name="P56"/>
        </text:list-header>
        <text:list-item>
          <text:p text:style-name="P56"><text:soft-page-break/>Eccezioni ed ereditarietà<text:tab/></text:p>
          <text:p text:style-name="P56"><text:line-break/></text:p>
        </text:list-item>
      </text:list>
      <text:p text:style-name="P21"><text:span text:style-name="T79">public int maggiore(int[] array) throws </text:span><text:span text:style-name="T93">Runtim</text:span><text:span text:style-name="T94">e</text:span><text:span text:style-name="T93">Exception</text:span></text:p>
      <text:p text:style-name="P5"><text:tab/>{</text:p>
      <text:p text:style-name="P5"><text:tab/><text:tab/>int maxValue = array[0];</text:p>
      <text:p text:style-name="P5"><text:tab/><text:tab/></text:p>
      <text:p text:style-name="P5"><text:tab/><text:tab/>for(int i=0; i&lt;array.length; i++)</text:p>
      <text:p text:style-name="P5"><text:tab/><text:tab/>{</text:p>
      <text:p text:style-name="P5"><text:tab/><text:tab/><text:tab/></text:p>
      <text:p text:style-name="P5"><text:tab/><text:tab/><text:tab/>if (array[i] &gt; maxValue)</text:p>
      <text:p text:style-name="P5"><text:tab/><text:tab/><text:tab/>{</text:p>
      <text:p text:style-name="P5"><text:tab/><text:tab/><text:tab/><text:tab/>maxValue=array[i];</text:p>
      <text:p text:style-name="P5"><text:tab/><text:tab/><text:tab/>}</text:p>
      <text:p text:style-name="P5"><text:tab/><text:tab/><text:tab/>else</text:p>
      <text:p text:style-name="P5"><text:tab/><text:tab/><text:tab/><text:tab/>throw new IllegalArgumentException("Exc class 1");</text:p>
      <text:p text:style-name="P5"><text:tab/><text:tab/>}</text:p>
      <text:p text:style-name="P5"><text:tab/><text:tab/></text:p>
      <text:p text:style-name="P5"><text:tab/><text:tab/>return maxValue;</text:p>
      <text:p text:style-name="P31"><text:tab/>}</text:p>
      <text:p text:style-name="P24"><text:span text:style-name="T86"><text:tab/>@</text:span><text:span text:style-name="T95">Override</text:span><text:span text:style-name="T86"><text:line-break/><text:tab/></text:span><text:span text:style-name="T79">public int maggiore(int []array) throws </text:span><text:span text:style-name="T83">IllegalArgumentException</text:span></text:p>
      <text:p text:style-name="P5"><text:tab/>{</text:p>
      <text:p text:style-name="P5"><text:tab/><text:tab/>int maxValue = array[0];</text:p>
      <text:p text:style-name="P5"><text:tab/><text:tab/></text:p>
      <text:p text:style-name="P5"><text:tab/><text:tab/>for(int i=0; i&lt;array.length; i++)</text:p>
      <text:p text:style-name="P5"><text:tab/><text:tab/>{</text:p>
      <text:p text:style-name="P5"><text:tab/><text:tab/><text:tab/></text:p>
      <text:p text:style-name="P5"><text:tab/><text:tab/><text:tab/>if (array[i] &gt; maxValue)</text:p>
      <text:p text:style-name="P5"><text:tab/><text:tab/><text:tab/>{</text:p>
      <text:p text:style-name="P5"><text:tab/><text:tab/><text:tab/><text:tab/>maxValue=array[i];</text:p>
      <text:p text:style-name="P5"><text:tab/><text:tab/><text:tab/>}</text:p>
      <text:p text:style-name="P5"><text:tab/><text:tab/><text:tab/>else</text:p>
      <text:p text:style-name="P9"><text:span text:style-name="T79"><text:tab/><text:tab/><text:tab/><text:tab/></text:span><text:span text:style-name="T83">throw</text:span><text:span text:style-name="T79"> new IllegalArgumentException("Exc class2");</text:span></text:p>
      <text:p text:style-name="P5"><text:tab/><text:tab/>}</text:p>
      <text:p text:style-name="P5"><text:tab/><text:tab/></text:p>
      <text:p text:style-name="P5"><text:tab/><text:tab/>return maxValue;<text:tab/><text:tab/></text:p>
      <text:p text:style-name="P5"><text:tab/>}</text:p>
      <text:p text:style-name="P18"><text:tab/></text:p>
      <text:p text:style-name="P54">JavaDoc</text:p>
      <text:list xml:id="list4093075004" text:style-name="L4">
        <text:list-item>
          <text:p text:style-name="P74"><text:span text:style-name="T108">Sintassi<text:line-break/></text:span><text:span text:style-name="T181">/**<text:line-break/>*<text:line-break/>*/<text:tab/></text:span></text:p>
        </text:list-item>
        <text:list-item>
          <text:p text:style-name="P57">Esempio</text:p>
          <text:p text:style-name="P25">/**</text:p>
          <text:p text:style-name="P3"><text:span text:style-name="T186">*</text:span><text:span text:style-name="T188">Verifica</text:span><text:span text:style-name="T186"> </text:span><text:span text:style-name="T188">min</text:span><text:span text:style-name="T186"> e max array</text:span></text:p>
          <text:p text:style-name="P3"><text:span text:style-name="T186">*</text:span><text:span text:style-name="T190">@author</text:span><text:span text:style-name="T186"> </text:span><text:span text:style-name="T188">Andrea</text:span></text:p>
          <text:p text:style-name="P3"><text:span text:style-name="T186">*</text:span><text:span text:style-name="T190">@version</text:span><text:span text:style-name="T186"> </text:span><text:span text:style-name="T187">1.0</text:span></text:p>
          <text:p text:style-name="P3"><text:span text:style-name="T186">*</text:span><text:span text:style-name="T190">@param</text:span><text:span text:style-name="T186"> interi a, b, </text:span><text:span text:style-name="T187">array da esaminare</text:span></text:p>
          <text:p text:style-name="P3"><text:span text:style-name="T186">*</text:span><text:span text:style-name="T190">@throws</text:span><text:span text:style-name="T186"> ArrayIndexOutOfBoundsException</text:span></text:p>
          <text:p text:style-name="P1">*/</text:p>
          <text:p text:style-name="P2"/>
          <text:p text:style-name="P3"><text:span text:style-name="T140">public</text:span><text:span text:style-name="T54"> </text:span><text:span text:style-name="T146">int</text:span><text:span text:style-name="T54"> </text:span><text:span text:style-name="T63">verificaMinMax(</text:span><text:span text:style-name="T147">int</text:span><text:span text:style-name="T63"> </text:span><text:span text:style-name="T117">min</text:span><text:span text:style-name="T63">, </text:span><text:span text:style-name="T147">int</text:span><text:span text:style-name="T63"> </text:span><text:span text:style-name="T117">max</text:span><text:span text:style-name="T63">, </text:span><text:span text:style-name="T147">int</text:span><text:span text:style-name="T63"> []</text:span><text:span text:style-name="T117">array</text:span><text:span text:style-name="T63">)</text:span><text:span text:style-name="T64">{}</text:span></text:p>
        </text:list-item>
      </text:list>
      <text:p text:style-name="P60"><text:soft-page-break/>IO</text:p>
      <text:list xml:id="list1868163140" text:style-name="L5">
        <text:list-item>
          <text:p text:style-name="P58">Stream<text:line-break/><text:span text:style-name="T1">//</text:span><text:span text:style-name="T20">Es. scrittura su file</text:span></text:p>
          <text:list>
            <text:list-header>
              <text:p text:style-name="P36">try</text:p>
            </text:list-header>
          </text:list>
          <text:p text:style-name="P7"><text:tab/> <text:s text:c="3"/>{</text:p>
          <text:p text:style-name="P12"><text:span text:style-name="T54"><text:tab/> <text:s text:c="9"/>FileOutputStream </text:span><text:span text:style-name="T119">prova</text:span><text:span text:style-name="T54"> = </text:span><text:span text:style-name="T140">new</text:span><text:span text:style-name="T54"> FileOutputStream(</text:span><text:span text:style-name="T157">"testoDaModificare.txt"</text:span><text:span text:style-name="T54">);</text:span></text:p>
          <text:p text:style-name="P12"><text:span text:style-name="T54"><text:tab/> <text:s text:c="9"/>PrintStream </text:span><text:span text:style-name="T117">scrivi</text:span><text:span text:style-name="T54"> = </text:span><text:span text:style-name="T140">new</text:span><text:span text:style-name="T54"> PrintStream(</text:span><text:span text:style-name="T119">prova</text:span><text:span text:style-name="T54">);</text:span></text:p>
          <text:p text:style-name="P12"><text:span text:style-name="T54"><text:tab/> <text:s text:c="9"/></text:span><text:span text:style-name="T140">for</text:span><text:span text:style-name="T54">(</text:span><text:span text:style-name="T140">int</text:span><text:span text:style-name="T54"> </text:span><text:span text:style-name="T119">i</text:span><text:span text:style-name="T54">=0; </text:span><text:span text:style-name="T119">i</text:span><text:span text:style-name="T54">&lt;10; </text:span><text:span text:style-name="T119">i</text:span><text:span text:style-name="T54">++)</text:span></text:p>
          <text:p text:style-name="P7"><text:tab/> <text:s text:c="9"/>{</text:p>
          <text:p text:style-name="P12"><text:span text:style-name="T54"><text:tab/> <text:s text:c="7"/><text:tab/> <text:s/></text:span><text:span text:style-name="T119">scrivi</text:span><text:span text:style-name="T54">.println(</text:span><text:span text:style-name="T157">"Scrittura n: "</text:span><text:span text:style-name="T54"> + </text:span><text:span text:style-name="T119">i</text:span><text:span text:style-name="T54">);</text:span></text:p>
          <text:p text:style-name="P7"><text:tab/> <text:s text:c="9"/>}</text:p>
          <text:p text:style-name="P7"><text:tab/> <text:s text:c="3"/>}</text:p>
          <text:p text:style-name="P12"><text:span text:style-name="T54"><text:tab/> <text:s text:c="3"/></text:span><text:span text:style-name="T140">catch</text:span><text:span text:style-name="T54"> (IOException </text:span><text:span text:style-name="T119">e</text:span><text:span text:style-name="T54">)</text:span></text:p>
          <text:p text:style-name="P7"><text:tab/> <text:s text:c="3"/>{</text:p>
          <text:p text:style-name="P12"><text:span text:style-name="T54"><text:tab/> <text:s text:c="3"/><text:tab/>System.</text:span><text:span text:style-name="T163">out</text:span><text:span text:style-name="T54">.println(</text:span><text:span text:style-name="T157">"Errore: "</text:span><text:span text:style-name="T54"> + </text:span><text:span text:style-name="T119">e</text:span><text:span text:style-name="T54">);</text:span></text:p>
          <text:p text:style-name="P13"><text:span text:style-name="T54"><text:tab/> <text:s text:c="3"/><text:tab/>System.</text:span><text:span text:style-name="T66">exit</text:span><text:span text:style-name="T54">(1);</text:span></text:p>
        </text:list-item>
      </text:list>
      <text:p text:style-name="P14"><text:span text:style-name="T54"><text:tab/><text:tab/></text:span><text:span text:style-name="T55">}</text:span></text:p>
      <text:list xml:id="list164837838773583" text:continue-numbering="true" text:style-name="L5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  <text:list-item>
          <text:p text:style-name="P59">Serializzazione</text:p>
          <text:p text:style-name="P59"><text:span text:style-name="T149"><text:line-break/>class</text:span><text:span text:style-name="T68"> </text:span><text:span text:style-name="T65">Classe</text:span><text:span text:style-name="T68"> </text:span><text:span text:style-name="T149">implements</text:span><text:span text:style-name="T68"> Serializable{}</text:span></text:p>
        </text:list-item>
      </text:list>
      <text:p text:style-name="P34"><text:span text:style-name="T54"><text:tab/><text:tab/></text:span></text:p>
      <text:p text:style-name="P34"><text:span text:style-name="T54">Classe </text:span><text:span text:style-name="T119">obj</text:span><text:span text:style-name="T54"> = </text:span><text:span text:style-name="T140">new</text:span><text:span text:style-name="T54"> Classe();</text:span></text:p>
      <text:p text:style-name="P34"><text:span text:style-name="T54">FileOutputStream </text:span><text:span text:style-name="T119">fOutStream</text:span><text:span text:style-name="T54"> = </text:span><text:span text:style-name="T140">new</text:span><text:span text:style-name="T54"> FileOutputStream(</text:span><text:span text:style-name="T157">"file.txt"</text:span><text:span text:style-name="T54">);<text:tab/><text:tab/></text:span><text:span text:style-name="T195">//</text:span><text:span text:style-name="T196">crea</text:span><text:span text:style-name="T195"> </text:span><text:span text:style-name="T196">un</text:span><text:span text:style-name="T195"> file output stream </text:span></text:p>
      <text:p text:style-name="P34"><text:span text:style-name="T54">ObjectOutputStream </text:span><text:span text:style-name="T117">objOutStream</text:span><text:span text:style-name="T54"> = </text:span><text:span text:style-name="T140">new</text:span><text:span text:style-name="T54"> ObjectOutputStream(</text:span><text:span text:style-name="T119">fOutStream</text:span><text:span text:style-name="T54">);<text:tab/></text:span><text:span text:style-name="T195">//</text:span><text:span text:style-name="T196">oggetto</text:span><text:span text:style-name="T195"> </text:span><text:span text:style-name="T196">viene</text:span><text:span text:style-name="T195"> </text:span><text:span text:style-name="T196">serializzato</text:span></text:p>
      <text:p text:style-name="P34"><text:span text:style-name="T54"><text:tab/><text:tab/></text:span></text:p>
      <text:p text:style-name="P22"><text:span text:style-name="T119">objOutStream</text:span><text:span text:style-name="T79">.writeObject(</text:span><text:span text:style-name="T119">obj</text:span><text:span text:style-name="T79">);<text:tab/></text:span><text:span text:style-name="T195">//</text:span><text:span text:style-name="T196">Trasforma</text:span><text:span text:style-name="T195"> </text:span><text:span text:style-name="T196">da</text:span><text:span text:style-name="T195"> </text:span><text:span text:style-name="T196">oggetto</text:span><text:span text:style-name="T195"> a stream </text:span><text:span text:style-name="T196">della</text:span><text:span text:style-name="T195"> </text:span><text:span text:style-name="T196">classe</text:span><text:span text:style-name="T195"> ObjectOutputStream</text:span></text:p>
      <text:p text:style-name="P21"><text:span text:style-name="T79"/></text:p>
      <text:p text:style-name="P61">JUNIT</text:p>
      <text:p text:style-name="P28"><text:span text:style-name="T152">public</text:span><text:span text:style-name="T71"> </text:span><text:span text:style-name="T152">class</text:span><text:span text:style-name="T71"> Calculate {</text:span></text:p>
      <text:p text:style-name="P28"><text:span text:style-name="T150">public</text:span><text:span text:style-name="T54"> </text:span><text:span text:style-name="T150">int</text:span><text:span text:style-name="T54"> sum(</text:span><text:span text:style-name="T150">int</text:span><text:span text:style-name="T54"> </text:span><text:span text:style-name="T119">var1</text:span><text:span text:style-name="T54">, </text:span><text:span text:style-name="T150">int</text:span><text:span text:style-name="T54"> </text:span><text:span text:style-name="T119">var2</text:span><text:span text:style-name="T54">)</text:span></text:p>
      <text:p text:style-name="P34"><text:span text:style-name="T54"><text:tab/>{</text:span></text:p>
      <text:p text:style-name="P34"><text:span text:style-name="T54"><text:tab/><text:tab/>System.</text:span><text:span text:style-name="T163">out</text:span><text:span text:style-name="T54">.println(</text:span><text:span text:style-name="T157">"Adding values: "</text:span><text:span text:style-name="T54">+</text:span><text:span text:style-name="T119">var1</text:span><text:span text:style-name="T54">+ </text:span><text:span text:style-name="T157">" + "</text:span><text:span text:style-name="T54"> +</text:span><text:span text:style-name="T119">var2</text:span><text:span text:style-name="T54">);</text:span></text:p>
      <text:p text:style-name="P34"><text:span text:style-name="T54"><text:tab/><text:tab/></text:span><text:span text:style-name="T140">return</text:span><text:span text:style-name="T54"> </text:span><text:span text:style-name="T119">var1</text:span><text:span text:style-name="T54">+</text:span><text:span text:style-name="T119">var2</text:span><text:span text:style-name="T54">;</text:span></text:p>
      <text:p text:style-name="P28"><text:span text:style-name="T54"><text:tab/>}<text:line-break/></text:span><text:span text:style-name="T57">}</text:span></text:p>
      <text:p text:style-name="P28"><text:span text:style-name="T57"/></text:p>
      <text:p text:style-name="P28"><text:span text:style-name="T151">public</text:span><text:span text:style-name="T54"> </text:span><text:span text:style-name="T150">class</text:span><text:span text:style-name="T54"> CalculateTest {</text:span></text:p>
      <text:p text:style-name="P33"/>
      <text:p text:style-name="P34"><text:span text:style-name="T54"><text:tab/><text:tab/>Calculate </text:span><text:span text:style-name="T165">calculation</text:span><text:span text:style-name="T54"> = </text:span><text:span text:style-name="T140">new</text:span><text:span text:style-name="T54"> Calculate();</text:span></text:p>
      <text:p text:style-name="P34"><text:span text:style-name="T54"><text:tab/></text:span></text:p>
      <text:p text:style-name="P34"><text:span text:style-name="T54"><text:tab/><text:tab/></text:span><text:span text:style-name="T203">@BeforeClass</text:span></text:p>
      <text:p text:style-name="P34"><text:span text:style-name="T54"><text:tab/><text:tab/></text:span><text:span text:style-name="T140">public</text:span><text:span text:style-name="T54"> </text:span><text:span text:style-name="T140">static</text:span><text:span text:style-name="T54"> </text:span><text:span text:style-name="T140">void</text:span><text:span text:style-name="T54"> stampa()</text:span></text:p>
      <text:p text:style-name="P34"><text:span text:style-name="T54"><text:tab/><text:tab/>{</text:span></text:p>
      <text:p text:style-name="P34"><text:span text:style-name="T54"><text:tab/><text:tab/><text:tab/>System.</text:span><text:span text:style-name="T163">out</text:span><text:span text:style-name="T54">.println(</text:span><text:span text:style-name="T157">"Stampa prima dell'esecuzione della classe"</text:span><text:span text:style-name="T54">);</text:span></text:p>
      <text:p text:style-name="P34"><text:span text:style-name="T54"><text:tab/><text:tab/>}</text:span></text:p>
      <text:p text:style-name="P34"><text:span text:style-name="T54"><text:tab/><text:tab/></text:span></text:p>
      <text:p text:style-name="P34"><text:span text:style-name="T54"><text:tab/><text:tab/></text:span><text:span text:style-name="T203">@</text:span><text:span text:style-name="T205">Before</text:span></text:p>
      <text:p text:style-name="P34"><text:span text:style-name="T54"><text:tab/><text:tab/></text:span><text:span text:style-name="T140">public</text:span><text:span text:style-name="T54"> </text:span><text:span text:style-name="T140">void</text:span><text:span text:style-name="T54"> stampa2() </text:span></text:p>
      <text:p text:style-name="P34"><text:span text:style-name="T54"><text:tab/><text:tab/>{</text:span></text:p>
      <text:p text:style-name="P34"><text:span text:style-name="T54"><text:tab/><text:tab/><text:tab/>System.</text:span><text:span text:style-name="T163">out</text:span><text:span text:style-name="T54">.println(</text:span><text:span text:style-name="T157">"Stampa prima di ogni test"</text:span><text:span text:style-name="T54">);</text:span></text:p>
      <text:p text:style-name="P28"><text:span text:style-name="T54"><text:tab/><text:tab/>}</text:span></text:p>
      <text:p text:style-name="P29"><text:soft-page-break/><text:span text:style-name="T72"><text:tab/><text:tab/></text:span><text:span text:style-name="T206">@Test</text:span><text:span text:style-name="T73"><text:tab/><text:tab/></text:span><text:span text:style-name="T198">//</text:span><text:span text:style-name="T197">testerà</text:span><text:span text:style-name="T198"> </text:span><text:span text:style-name="T197">il</text:span><text:span text:style-name="T198"> </text:span><text:span text:style-name="T197">metodo</text:span><text:span text:style-name="T198"> sum()</text:span></text:p>
      <text:p text:style-name="P34"><text:span text:style-name="T54"><text:tab/><text:tab/></text:span><text:span text:style-name="T140">public</text:span><text:span text:style-name="T54"> </text:span><text:span text:style-name="T140">void</text:span><text:span text:style-name="T54"> testSumErrato()</text:span></text:p>
      <text:p text:style-name="P34"><text:span text:style-name="T54"><text:tab/><text:tab/>{</text:span></text:p>
      <text:p text:style-name="P34"><text:span text:style-name="T54"><text:tab/><text:tab/><text:tab/></text:span><text:span text:style-name="T140">int</text:span><text:span text:style-name="T54"> </text:span><text:span text:style-name="T119">sum</text:span><text:span text:style-name="T54"> = </text:span><text:span text:style-name="T165">calculation</text:span><text:span text:style-name="T54">.sum(2, 5);</text:span></text:p>
      <text:p text:style-name="P34"><text:span text:style-name="T54"><text:tab/><text:tab/><text:tab/></text:span><text:span text:style-name="T140">int</text:span><text:span text:style-name="T54"> </text:span><text:span text:style-name="T119">testSum</text:span><text:span text:style-name="T54"> = 10;</text:span></text:p>
      <text:p text:style-name="P34"><text:span text:style-name="T54"><text:tab/><text:tab/><text:tab/>System.</text:span><text:span text:style-name="T163">out</text:span><text:span text:style-name="T54">.println(</text:span><text:span text:style-name="T157">"@Test sum(): "</text:span><text:span text:style-name="T54"> + </text:span><text:span text:style-name="T119">sum</text:span><text:span text:style-name="T54"> + </text:span><text:span text:style-name="T157">" = "</text:span><text:span text:style-name="T54"> + </text:span><text:span text:style-name="T119">testSum</text:span><text:span text:style-name="T54">);</text:span></text:p>
      <text:p text:style-name="P34"><text:span text:style-name="T54"><text:tab/><text:tab/><text:tab/></text:span><text:span text:style-name="T66">assertEquals</text:span><text:span text:style-name="T54">(</text:span><text:span text:style-name="T157">"Valore atteso: "</text:span><text:span text:style-name="T54"> +</text:span><text:span text:style-name="T119">sum</text:span><text:span text:style-name="T54">+ </text:span><text:span text:style-name="T157">", valore ricevuto: "</text:span><text:span text:style-name="T54"> <text:tab/><text:tab/><text:tab/><text:tab/>+</text:span><text:span text:style-name="T119">testSum</text:span><text:span text:style-name="T54">, </text:span><text:span text:style-name="T119">sum</text:span><text:span text:style-name="T54">, </text:span><text:span text:style-name="T119">testSum</text:span><text:span text:style-name="T54">); </text:span></text:p>
      <text:p text:style-name="P34"><text:span text:style-name="T54"><text:tab/><text:tab/>}</text:span></text:p>
      <text:p text:style-name="P34"><text:span text:style-name="T54"><text:tab/><text:tab/></text:span></text:p>
      <text:p text:style-name="P34"><text:span text:style-name="T54"><text:tab/><text:tab/></text:span><text:span text:style-name="T203">@Test</text:span><text:span text:style-name="T204">&lt;</text:span></text:p>
      <text:p text:style-name="P34"><text:span text:style-name="T54"><text:tab/><text:tab/></text:span><text:span text:style-name="T140">public</text:span><text:span text:style-name="T54"> </text:span><text:span text:style-name="T140">void</text:span><text:span text:style-name="T54"> testSumErrato1()</text:span></text:p>
      <text:p text:style-name="P34"><text:span text:style-name="T54"><text:tab/><text:tab/>{</text:span></text:p>
      <text:p text:style-name="P34"><text:span text:style-name="T54"><text:tab/><text:tab/><text:tab/></text:span><text:span text:style-name="T140">int</text:span><text:span text:style-name="T54"> </text:span><text:span text:style-name="T119">sum</text:span><text:span text:style-name="T54"> = </text:span><text:span text:style-name="T165">calculation</text:span><text:span text:style-name="T54">.sum(2, 5);</text:span></text:p>
      <text:p text:style-name="P34"><text:span text:style-name="T54"><text:tab/><text:tab/><text:tab/></text:span><text:span text:style-name="T140">int</text:span><text:span text:style-name="T54"> </text:span><text:span text:style-name="T119">testSum</text:span><text:span text:style-name="T54"> = 10;</text:span></text:p>
      <text:p text:style-name="P34"><text:span text:style-name="T54"><text:tab/><text:tab/><text:tab/>System.</text:span><text:span text:style-name="T163">out</text:span><text:span text:style-name="T54">.println(</text:span><text:span text:style-name="T157">"@Test sum(): "</text:span><text:span text:style-name="T54"> + </text:span><text:span text:style-name="T119">sum</text:span><text:span text:style-name="T54"> + </text:span><text:span text:style-name="T157">" = "</text:span><text:span text:style-name="T54"> + </text:span><text:span text:style-name="T119">testSum</text:span><text:span text:style-name="T54">);</text:span></text:p>
      <text:p text:style-name="P34"><text:span text:style-name="T54"><text:tab/><text:tab/><text:tab/></text:span><text:span text:style-name="T66">assertTrue</text:span><text:span text:style-name="T54">(</text:span><text:span text:style-name="T157">"Somma di 2+5=10"</text:span><text:span text:style-name="T54">, 10!=</text:span><text:span text:style-name="T119">sum</text:span><text:span text:style-name="T54">);</text:span></text:p>
      <text:p text:style-name="P34"><text:span text:style-name="T54"><text:tab/><text:tab/>}</text:span></text:p>
      <text:p text:style-name="P61"/>
      <text:p text:style-name="P61">MAVEN</text:p>
      <text:p text:style-name="P61"/>
      <text:p text:style-name="P70">&lt;project&gt;<text:line-break/>&lt;modelVersion&gt; 2.0.0&lt;/modelVersion&gt;<text:line-break/>&lt;groupId&gt;com.mycompany.app&lt;/groupId&gt;<text:line-break/>&lt;artifactId&gt;my-app&lt;/<text:span text:style-name="T208">artifactId&gt;<text:line-break/>&lt;version&gt;1&lt;/version&gt;<text:line-break/>&lt;/project&gt;</text:span></text:p>
      <text:p text:style-name="P66"/>
      <text:p text:style-name="P37">JDBC</text:p>
      <text:list xml:id="list787769006" text:style-name="L6">
        <text:list-item>
          <text:p text:style-name="P35">Usare JDBC <text:span text:style-name="T182">e </text:span>Connessione al DataBase</text:p>
        </text:list-item>
        <text:list-item>
          <text:p text:style-name="P35">Tipi di query</text:p>
        </text:list-item>
        <text:list-item>
          <text:p text:style-name="P35">ResultSet</text:p>
        </text:list-item>
        <text:list-item>
          <text:p text:style-name="P35">Eccezioni</text:p>
        </text:list-item>
        <text:list-item>
          <text:p text:style-name="P35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Source Code Pro', 'Liberation Mono', 'Courier New', Courier, monospace"/>
    <style:font-face style:name="Lohit Devanagari2" svg:font-family="'Lohit Devanagari'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9T16:48:37.052000000</dc:date>
    <meta:editing-duration>P1DT7H24M</meta:editing-duration>
    <meta:editing-cycles>28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7" meta:paragraph-count="235" meta:word-count="1094" meta:character-count="8438" meta:non-whitespace-character-count="6984"/>
  </office:meta>
</office:document-meta>
</file>